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6E00003E6700003206E8ABC760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>
            <draw:frame table:end-cell-address="Sheet1.I49" table:end-x="0.14cm" table:end-y="0.16cm" draw:z-index="0" svg:width="15.974cm" svg:height="12.805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Q49" table:end-x="0.168cm" table:end-y="0.16cm" draw:z-index="1" draw:name="Graphics 1" draw:style-name="gr1" draw:text-style-name="P1" svg:width="15.974cm" svg:height="12.805cm" svg:x="0cm" svg:y="0cm">
              <draw:image xlink:href="Pictures/2000016E00003E6700003206E8ABC760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1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15:16</dc:date>
    <dc:language>en-US</dc:language>
    <meta:editing-cycles>4</meta:editing-cycles>
    <meta:editing-duration>PT6M51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3.7000007629395pt" style:font-family-asian="'Andale Sans UI'" style:font-pitch-asian="variable" style:font-size-asian="23.7000007629395pt" style:font-family-complex="Tahoma" style:font-pitch-complex="variable" style:font-size-complex="23.7000007629395pt"/>
    </style:style>
    <style:style style:name="ch3" style:family="chart">
      <style:graphic-properties draw:fill="none"/>
      <style:text-properties fo:font-family="Albany" style:font-family-generic="swiss" style:font-pitch="variable" fo:font-size="10.6999998092651pt" style:font-family-asian="'Andale Sans UI'" style:font-pitch-asian="variable" style:font-size-asian="10.6999998092651pt" style:font-family-complex="Tahoma" style:font-pitch-complex="variable" style:font-size-complex="10.6999998092651pt"/>
    </style:style>
    <style:style style:name="ch4" style:family="chart">
      <style:chart-properties chart:japanese-candle-stick="false" chart:stock-with-volume="false" chart:three-dimensional="true" chart:deep="true" chart:lines="false" chart:solid-type="pyramid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5pt" style:font-family-asian="'Andale Sans UI'" style:font-pitch-asian="variable" style:font-size-asian="12.5pt" style:font-family-complex="Tahoma" style:font-pitch-complex="variable" style:font-size-complex="12.5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2.5pt" style:font-family-asian="'Andale Sans UI'" style:font-pitch-asian="variable" style:font-size-asian="12.5pt" style:font-family-complex="Tahoma" style:font-pitch-complex="variable" style:font-size-complex="12.5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5pt" style:font-family-asian="'Andale Sans UI'" style:font-pitch-asian="variable" style:font-size-asian="12.5pt" style:font-family-complex="Tahoma" style:font-pitch-complex="variable" style:font-size-complex="12.5pt"/>
    </style:style>
    <style:style style:name="ch8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6999998092651pt" style:font-family-asian="'Andale Sans UI'" style:font-pitch-asian="variable" style:font-size-asian="10.6999998092651pt" style:font-family-complex="Tahoma" style:font-pitch-complex="variable" style:font-size-complex="10.6999998092651pt"/>
    </style:style>
    <style:style style:name="ch9" style:family="chart">
      <style:chart-properties chart:solid-type="pyramid" chart:symbol-type="none"/>
      <style:graphic-properties dr3d:horizontal-segments="4" dr3d:edge-rounding="5%" dr3d:backface-culling="disabled"/>
    </style:style>
    <style:style style:name="ch10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6999998092651pt" style:font-family-asian="'Andale Sans UI'" style:font-pitch-asian="variable" style:font-size-asian="10.6999998092651pt" style:font-family-complex="Tahoma" style:font-pitch-complex="variable" style:font-size-complex="10.6999998092651pt"/>
    </style:style>
    <style:style style:name="ch11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6999998092651pt" style:font-family-asian="'Andale Sans UI'" style:font-pitch-asian="variable" style:font-size-asian="10.6999998092651pt" style:font-family-complex="Tahoma" style:font-pitch-complex="variable" style:font-size-complex="10.6999998092651pt"/>
    </style:style>
    <style:style style:name="ch12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6999998092651pt" style:font-family-asian="'Andale Sans UI'" style:font-pitch-asian="variable" style:font-size-asian="10.6999998092651pt" style:font-family-complex="Tahoma" style:font-pitch-complex="variable" style:font-size-complex="10.6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5.975cm" svg:height="12.806cm" chart:class="chart:bar" chart:style-name="ch1">
        <chart:title svg:x="3.198cm" svg:y="0.256cm" chart:style-name="ch2">
          <text:p>Columns_Pyramids_deep</text:p>
        </chart:title>
        <chart:legend chart:legend-position="end" svg:x="13.212cm" svg:y="5.234cm" chart:style-name="ch3"/>
        <chart:plot-area chart:style-name="ch4" table:cell-range-address="Sheet1.$B$4:.$F$16" chart:data-source-has-labels="both" chart:table-number-list="0" svg:x="0.316cm" svg:y="1.696cm" svg:width="12.261cm" svg:height="10.854cm" dr3d:vrp="(17758.2369029209 10323.0576998483 24849.2085434051)" dr3d:vpn="(0.40644017441323 0.169577075296564 0.897802873773974)" dr3d:vup="(-0.0699358215938919 0.985516928080824 -0.154484191178657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